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Arial" fo:font-size="14pt" officeooo:rsid="0001aa44" officeooo:paragraph-rsid="0001aa44" style:font-size-asian="12.25pt" style:font-size-complex="14pt"/>
    </style:style>
    <style:style style:name="P2" style:family="paragraph" style:parent-style-name="Standard" style:list-style-name="L1">
      <style:text-properties style:font-name="Arial" fo:font-size="14pt" officeooo:rsid="00020e7d" officeooo:paragraph-rsid="00020e7d" style:font-size-asian="12.25pt" style:font-size-complex="14pt"/>
    </style:style>
    <style:style style:name="P3" style:family="paragraph" style:parent-style-name="Standard">
      <style:text-properties style:font-name="Arial" fo:font-size="14pt" officeooo:rsid="00020e7d" officeooo:paragraph-rsid="00020e7d" style:font-size-asian="12.25pt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80330658" text:style-name="L1">
        <text:list-item>
          <text:p text:style-name="P1">Tener Trello al día.</text:p>
        </text:list-item>
        <text:list-item>
          <text:p text:style-name="P2">AWS: Usuario → user-x</text:p>
        </text:list-item>
      </text:list>
      <text:p text:style-name="P3"><text:tab/><text:tab/>Contraseña → Lab-passwordx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1T11:48:59.286000000</meta:creation-date>
    <dc:date>2022-04-04T11:25:23.589000000</dc:date>
    <meta:editing-duration>PT1H35M13S</meta:editing-duration>
    <meta:editing-cycles>3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3" meta:word-count="13" meta:character-count="73" meta:non-whitespace-character-count="63"/>
  </office:meta>
</office:document-meta>
</file>